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7095fe" draw:opacity="4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54ffff" draw:opacity="4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4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4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2" style:parent-style-name="Graphics">
      <style:graphic-properties draw:fill="none" fo:clip="rect(0in, 0in, 0.35298in, 0in)" draw:stroke="none"/>
    </style:style>
    <style:style style:family="text" style:name="a3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 style:parent-style-name="Graphics">
      <style:graphic-properties draw:fill="none" draw:stroke="non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4" draw:name="TextBox 12" svg:x="6.375in" svg:y="2.32254in" svg:width="0.84167in" svg:height="0.41667in">
          <draw:text-box>
            <text:p text:style-name="a383" text:class-names="" text:cond-style-name=""><text:span text:style-name="a381" text:class-names="">C1</text:span><text:span text:style-name="a382" text:class-names=""/></text:p>
          </draw:text-box>
          <svg:title/>
          <svg:desc/>
        </draw:frame>
        <draw:frame draw:id="id64" draw:style-name="a388" draw:name="TextBox 13" svg:x="6.31667in" svg:y="1.84754in" svg:width="0.84167in" svg:height="0.41667in">
          <draw:text-box>
            <text:p text:style-name="a387" text:class-names="" text:cond-style-name=""><text:span text:style-name="a385" text:class-names="">C2</text:span><text:span text:style-name="a386" text:class-names=""/></text:p>
          </draw:text-box>
          <svg:title/>
          <svg:desc/>
        </draw:frame>
        <draw:frame draw:id="id65" draw:style-name="a392" draw:name="TextBox 14" svg:x="4.9in" svg:y="6.08921in" svg:width="0.84167in" svg:height="0.41667in">
          <draw:text-box>
            <text:p text:style-name="a391" text:class-names="" text:cond-style-name=""><text:span text:style-name="a389" text:class-names="">G</text:span><text:span text:style-name="a390" text:class-names=""/></text:p>
          </draw:text-box>
          <svg:title/>
          <svg:desc/>
        </draw:frame>
        <draw:frame draw:id="id66" draw:style-name="a396" draw:name="TextBox 15" svg:x="5.625in" svg:y="5.88088in" svg:width="0.84167in" svg:height="0.41667in">
          <draw:text-box>
            <text:p text:style-name="a395" text:class-names="" text:cond-style-name=""><text:span text:style-name="a393" text:class-names="">H1</text:span><text:span text:style-name="a394" text:class-names=""/></text:p>
          </draw:text-box>
          <svg:title/>
          <svg:desc/>
        </draw:frame>
        <draw:frame draw:id="id67" draw:style-name="a400" draw:name="TextBox 16" svg:x="5.32083in" svg:y="5.36004in" svg:width="0.84167in" svg:height="0.41667in">
          <draw:text-box>
            <text:p text:style-name="a399" text:class-names="" text:cond-style-name=""><text:span text:style-name="a397" text:class-names="">H2</text:span><text:span text:style-name="a398" text:class-names=""/></text:p>
          </draw:text-box>
          <svg:title/>
          <svg:desc/>
        </draw:frame>
        <draw:frame draw:id="id68" draw:style-name="a403" draw:name="TextBox 17" svg:x="6.6in" svg:y="3.40748in" svg:width="0.84167in" svg:height="0.41667in">
          <draw:text-box>
            <text:p text:style-name="a402" text:class-names="" text:cond-style-name=""><text:span text:style-name="a401" text:class-names="">E</text:span></text:p>
          </draw:text-box>
          <svg:title/>
          <svg:desc/>
        </draw:frame>
        <draw:frame draw:id="id69" draw:style-name="a407" draw:name="TextBox 20" svg:x="3.78333in" svg:y="5.36004in" svg:width="0.84167in" svg:height="0.41667in">
          <draw:text-box>
            <text:p text:style-name="a406" text:class-names="" text:cond-style-name=""><text:span text:style-name="a404" text:class-names="">F1</text:span><text:span text:style-name="a405" text:class-names=""/></text:p>
          </draw:text-box>
          <svg:title/>
          <svg:desc/>
        </draw:frame>
        <draw:frame draw:id="id70" draw:style-name="a411" draw:name="TextBox 21" svg:x="3.53333in" svg:y="4.66004in" svg:width="0.84167in" svg:height="0.41667in">
          <draw:text-box>
            <text:p text:style-name="a410" text:class-names="" text:cond-style-name=""><text:span text:style-name="a408" text:class-names="">F2</text:span><text:span text:style-name="a409" text:class-names=""/></text:p>
          </draw:text-box>
          <svg:title/>
          <svg:desc/>
        </draw:frame>
        <draw:frame draw:id="id71" draw:style-name="a415" draw:name="TextBox 22" svg:x="4.375in" svg:y="0.38088in" svg:width="0.84167in" svg:height="0.41667in">
          <draw:text-box>
            <text:p text:style-name="a414" text:class-names="" text:cond-style-name=""><text:span text:style-name="a412" text:class-names="">A1</text:span><text:span text:style-name="a413" text:class-names=""/></text:p>
          </draw:text-box>
          <svg:title/>
          <svg:desc/>
        </draw:frame>
        <draw:frame draw:id="id72" draw:style-name="a419" draw:name="TextBox 23" svg:x="5.625in" svg:y="1.00214in" svg:width="0.84167in" svg:height="0.41667in">
          <draw:text-box>
            <text:p text:style-name="a418" text:class-names="" text:cond-style-name=""><text:span text:style-name="a416" text:class-names="">A2</text:span><text:span text:style-name="a417" text:class-names=""/></text:p>
          </draw:text-box>
          <svg:title/>
          <svg:desc/>
        </draw:frame>
        <draw:frame draw:id="id73" draw:style-name="a423" draw:name="TextBox 24" svg:x="5.44583in" svg:y="0in" svg:width="0.84167in" svg:height="0.41667in">
          <draw:text-box>
            <text:p text:style-name="a422" text:class-names="" text:cond-style-name=""><text:span text:style-name="a420" text:class-names="">B3</text:span><text:span text:style-name="a421" text:class-names=""/></text:p>
          </draw:text-box>
          <svg:title/>
          <svg:desc/>
        </draw:frame>
        <draw:frame draw:id="id74" draw:style-name="a427" draw:name="TextBox 25" svg:x="3.02083in" svg:y="1.63921in" svg:width="0.84167in" svg:height="0.41667in">
          <draw:text-box>
            <text:p text:style-name="a426" text:class-names="" text:cond-style-name=""><text:span text:style-name="a424" text:class-names="">B2</text:span><text:span text:style-name="a425" text:class-names=""/></text:p>
          </draw:text-box>
          <svg:title/>
          <svg:desc/>
        </draw:frame>
        <draw:frame draw:id="id75" draw:style-name="a431" draw:name="TextBox 26" svg:x="2.52083in" svg:y="2.19754in" svg:width="0.84167in" svg:height="0.41667in">
          <draw:text-box>
            <text:p text:style-name="a430" text:class-names="" text:cond-style-name=""><text:span text:style-name="a428" text:class-names="">B4</text:span><text:span text:style-name="a429" text:class-names=""/></text:p>
          </draw:text-box>
          <svg:title/>
          <svg:desc/>
        </draw:frame>
        <draw:frame draw:id="id76" draw:style-name="a435" draw:name="TextBox 27" svg:x="2.17917in" svg:y="3.19914in" svg:width="0.84167in" svg:height="0.41667in">
          <draw:text-box>
            <text:p text:style-name="a434" text:class-names="" text:cond-style-name=""><text:span text:style-name="a432" text:class-names="">B1</text:span><text:span text:style-name="a433" text:class-names=""/></text:p>
          </draw:text-box>
          <svg:title/>
          <svg:desc/>
        </draw:frame>
        <draw:frame draw:id="id77" draw:style-name="a438" draw:name="TextBox 28" svg:x="6.6in" svg:y="3.85448in" svg:width="0.84167in" svg:height="0.41667in">
          <draw:text-box>
            <text:p text:style-name="a437" text:class-names="" text:cond-style-name=""><text:span text:style-name="a436" text:class-names="">D</text:span></text:p>
          </draw:text-box>
          <svg:title/>
          <svg:desc/>
        </draw:frame>
        <draw:frame draw:id="id78" draw:style-name="a439" draw:name="Picture 29" svg:x="7.33788in" svg:y="1.34744in" svg:width="5.66591in" svg:height="4.12007in" style:rel-width="scale" style:rel-height="scale">
          <draw:image xlink:href="media/image1.png" xlink:type="simple" xlink:show="embed" xlink:actuate="onLoad"/>
          <svg:title/>
          <svg:desc/>
        </draw:frame>
        <draw:custom-shape svg:x="5.89394in" svg:y="3.64872in" svg:width="1.00833in" svg:height="0.92361in" draw:id="id79" draw:style-name="a442" draw:name="Oval 30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14407in" svg:y="3.06506in" svg:width="0.78056in" svg:height="0.54466in" draw:id="id80" draw:style-name="a445" draw:name="Oval 31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75449in" svg:y="2.27735in" svg:width="0.78056in" svg:height="0.69124in" draw:id="id81" draw:style-name="a448" draw:name="Oval 32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07538in" svg:y="2.13499in" svg:width="0.40442in" svg:height="0.17441in" draw:id="id82" draw:style-name="a451" draw:name="Oval 33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3" draw:style-name="a452" draw:name="Picture 11" svg:x="1.59837in" svg:y="0.23867in" svg:width="6.21109in" svg:height="7.17094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6/7/2014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6/7/2014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6/7/2014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6/7/201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6/7/201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6/7/201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6/7/201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6/7/201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6/7/201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6/7/2014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6/7/2014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6/7/2014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en Siranosian</meta:initial-creator>
    <dc:creator>Chen Ye</dc:creator>
    <meta:creation-date>2014-06-07T13:05:55Z</meta:creation-date>
    <dc:date>2014-06-10T06:44:03Z</dc:date>
    <meta:editing-cycles>4</meta:editing-cycles>
    <meta:editing-duration>PT86308S</meta:editing-duration>
    <meta:document-statistic meta:paragraph-count="15" meta:word-count="15"/>
  </office:meta>
</office:document-meta>
</file>